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8" style:family="graphic" style:parent-style-name="text_5f_legend">
      <style:graphic-properties draw:stroke="solid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margin-top="0.254cm" fo:margin-bottom="0.254cm"/>
    </style:style>
    <style:style style:name="P5" style:family="paragraph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20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20% 58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path draw:style-name="gr1" draw:text-style-name="P1" draw:layer="layout" svg:width="1.269cm" svg:height="1.904cm" svg:x="6.645cm" svg:y="9.61cm" svg:viewBox="0 0 1270 1905" svg:d="m0 0v1905zm1270-1905v1905zm-1270 0h1270z">
                  <text:p/>
                </draw:path>
                <draw:line draw:style-name="gr2" draw:text-style-name="P1" draw:layer="layout" svg:x1="6.645cm" svg:y1="10.88cm" svg:x2="7.915cm" svg:y2="10.88cm">
                  <text:p/>
                </draw:line>
                <draw:line draw:style-name="gr2" draw:text-style-name="P1" draw:layer="layout" svg:x1="6.645cm" svg:y1="10.245cm" svg:x2="7.915cm" svg:y2="10.245cm">
                  <text:p/>
                </draw:line>
              </draw:g>
              <draw:custom-shape draw:style-name="gr3" draw:text-style-name="P1" draw:layer="layout" svg:width="0.227cm" svg:height="0.635cm" svg:x="8.015cm" svg:y="10.245cm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  <draw:g>
                <draw:frame draw:style-name="gr4" draw:layer="layout" svg:width="5.442cm" svg:height="0.721cm" svg:x="8.175cm" svg:y="10.159cm">
                  <draw:text-box>
                    <text:p>pair&lt; <text:s text:c="4"/>, *<text:span text:style-name="T1">GS</text:span>&gt; <text:span text:style-name="T1">class_w_cats</text:span></text:p>
                  </draw:text-box>
                </draw:frame>
                <draw:frame draw:style-name="gr5" draw:layer="layout" svg:width="0.651cm" svg:height="0.528cm" svg:x="9.271cm" svg:y="10.235cm">
                  <draw:object xlink:href="./Object 1" xlink:type="simple" xlink:show="embed" xlink:actuate="onLoad"/>
                  <draw:image xlink:href="./ObjectReplacements/Object 1" xlink:type="simple" xlink:show="embed" xlink:actuate="onLoad"/>
                </draw:frame>
              </draw:g>
              <draw:custom-shape draw:style-name="gr3" draw:text-style-name="P1" draw:layer="layout" svg:width="0.227cm" svg:height="1.27cm" draw:transform="rotate (-1.57079632679579) translate (7.915cm 11.586cm)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</draw:g>
            <draw:frame draw:style-name="gr4" draw:text-style-name="P2" draw:layer="layout" svg:width="3.47cm" svg:height="0.721cm" svg:x="5.61cm" svg:y="11.68cm">
              <draw:text-box>
                <text:p><text:span text:style-name="T1">class_w_cats_list</text:span></text:p>
              </draw:text-box>
            </draw:frame>
          </draw:g>
          <draw:g>
            <draw:g>
              <draw:g>
                <draw:path draw:style-name="gr1" draw:text-style-name="P1" draw:layer="layout" svg:width="1.269cm" svg:height="1.904cm" svg:x="13.987cm" svg:y="10.31cm" svg:viewBox="0 0 1270 1905" svg:d="m0 0v1905zm1270-1905v1905zm-1270 0h1270z">
                  <text:p/>
                </draw:path>
                <draw:line draw:style-name="gr2" draw:text-style-name="P1" draw:layer="layout" svg:x1="13.987cm" svg:y1="11.58cm" svg:x2="15.257cm" svg:y2="11.58cm">
                  <text:p/>
                </draw:line>
                <draw:line draw:style-name="gr2" draw:text-style-name="P1" draw:layer="layout" svg:x1="13.987cm" svg:y1="10.945cm" svg:x2="15.257cm" svg:y2="10.945cm">
                  <text:p/>
                </draw:line>
              </draw:g>
              <draw:custom-shape draw:style-name="gr3" draw:text-style-name="P1" draw:layer="layout" svg:width="0.227cm" svg:height="0.635cm" svg:x="15.357cm" svg:y="10.945cm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  <draw:g>
                <draw:frame draw:style-name="gr4" draw:layer="layout" svg:width="2.949cm" svg:height="0.721cm" svg:x="15.517cm" svg:y="10.859cm">
                  <draw:text-box>
                    <text:p><text:span text:style-name="T1">*class_w_cats</text:span></text:p>
                  </draw:text-box>
                </draw:frame>
              </draw:g>
              <draw:custom-shape draw:style-name="gr3" draw:text-style-name="P1" draw:layer="layout" svg:width="0.227cm" svg:height="1.27cm" draw:transform="rotate (-1.57079632679579) translate (15.257cm 12.286cm)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</draw:g>
            <draw:frame draw:style-name="gr4" draw:text-style-name="P2" draw:layer="layout" svg:width="7.043cm" svg:height="0.721cm" svg:x="11.113cm" svg:y="12.48cm">
              <draw:text-box>
                <text:p><text:span text:style-name="T1">class_unique_docs_for_estimating_Th</text:span></text:p>
              </draw:text-box>
            </draw:frame>
          </draw:g>
          <draw:line draw:style-name="connector_5f_pointer" draw:layer="layout" svg:x1="14.764cm" svg:y1="11.25cm" svg:x2="7.303cm" svg:y2="11.25cm">
            <text:p/>
          </draw:line>
          <draw:g>
            <draw:custom-shape draw:style-name="substructure" draw:layer="layout" svg:width="8.261cm" svg:height="0.82cm" svg:x="7.145cm" svg:y="14.50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5" draw:layer="layout" svg:width="4.007cm" svg:height="0.583cm" svg:x="7.305cm" svg:y="14.575cm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  <draw:frame draw:style-name="gr4" draw:text-style-name="P2" draw:layer="layout" svg:width="4.1cm" svg:height="0.721cm" svg:x="11.146cm" svg:y="14.555cm">
                <draw:text-box>
                  <text:p text:style-name="P2"><text:span text:style-name="T1">class_multicats_docs</text:span></text:p>
                </draw:text-box>
              </draw:frame>
            </draw:g>
          </draw:g>
          <draw:g>
            <draw:g>
              <draw:frame draw:style-name="gr4" draw:layer="layout" svg:width="6.64cm" svg:height="0.721cm" svg:x="4.216cm" svg:y="25.667cm">
                <draw:text-box>
                  <text:p>pair&lt; <text:s text:c="2"/>, <text:s text:c="6"/>&gt; <text:span text:style-name="T1">class_W_construction</text:span></text:p>
                </draw:text-box>
              </draw:frame>
              <draw:frame draw:style-name="gr5" draw:layer="layout" svg:width="0.866cm" svg:height="0.529cm" svg:x="5.705cm" svg:y="25.773cm"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</draw:g>
            <draw:custom-shape draw:style-name="substructure" draw:layer="layout" svg:width="6.46cm" svg:height="0.927cm" svg:x="4.335cm" svg:y="25.564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frame draw:style-name="gr4" draw:layer="layout" svg:width="6.149cm" svg:height="0.721cm" svg:x="12.113cm" svg:y="26.404cm">
                <draw:text-box>
                  <text:p>pair&lt; <text:s text:c="10"/>, <text:s text:c="4"/>&gt; <text:span text:style-name="T1">class_classifier</text:span></text:p>
                </draw:text-box>
              </draw:frame>
              <draw:frame draw:style-name="gr4" draw:text-style-name="P3" draw:layer="layout" svg:width="1.489cm" svg:height="2.31cm" svg:x="13.088cm" svg:y="25.607cm">
                <draw:text-box>
                  <text:p text:style-name="P3"><text:span text:style-name="T2">P</text:span><text:span text:style-name="T3">avg</text:span></text:p>
                  <text:p text:style-name="P3"><text:span text:style-name="T2">P</text:span><text:span text:style-name="T3">max</text:span></text:p>
                  <text:p text:style-name="P3"><text:span text:style-name="T2">BEP</text:span><text:span text:style-name="T3">max</text:span></text:p>
                  <text:p text:style-name="P3"><text:span text:style-name="T2">BEP</text:span></text:p>
                  <text:p text:style-name="P3"><text:span text:style-name="T2">Th</text:span></text:p>
                </draw:text-box>
              </draw:frame>
              <draw:frame draw:style-name="gr5" draw:layer="layout" svg:width="0.552cm" svg:height="0.515cm" svg:x="14.535cm" svg:y="26.492cm"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</draw:g>
            <draw:custom-shape draw:style-name="substructure" draw:layer="layout" svg:width="6.456cm" svg:height="2.513cm" svg:x="11.959cm" svg:y="25.50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frame draw:style-name="gr5" draw:layer="layout" svg:width="1.323cm" svg:height="0.899cm" svg:x="4.993cm" svg:y="26.93cm"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  <draw:frame draw:style-name="gr4" draw:layer="layout" svg:width="7.559cm" svg:height="0.721cm" svg:x="3.81cm" svg:y="26.869cm">
                <draw:text-box>
                  <text:p>pair&lt; <text:s text:c="11"/>, <text:s text:c="42"/>&gt;</text:p>
                </draw:text-box>
              </draw:frame>
              <draw:frame draw:style-name="gr5" draw:layer="layout" svg:width="4.29cm" svg:height="1.31cm" svg:x="6.394cm" svg:y="26.931cm"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  <draw:custom-shape draw:style-name="substructure" draw:layer="layout" svg:width="7.582cm" svg:height="1.62cm" svg:x="3.848cm" svg:y="26.745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layer="layout" svg:width="5.379cm" svg:height="0.721cm" svg:x="7.117cm" svg:y="24.268cm">
              <draw:text-box>
                <text:p>pair&lt; <text:s text:c="2"/>, <text:s text:c="2"/>&gt; <text:span text:style-name="T1">class_cat_profile</text:span></text:p>
              </draw:text-box>
            </draw:frame>
            <draw:custom-shape draw:style-name="substructure" draw:layer="layout" svg:width="5.326cm" svg:height="0.923cm" svg:x="7.143cm" svg:y="24.16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substructure" draw:layer="layout" svg:width="4.115cm" svg:height="0.82cm" svg:x="3.81cm" svg:y="13.23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5" draw:layer="layout" svg:width="1.917cm" svg:height="0.528cm" svg:x="3.853cm" svg:y="13.381cm">
                <draw:object xlink:href="./Object 7" xlink:type="simple" xlink:show="embed" xlink:actuate="onLoad"/>
                <draw:image xlink:href="./ObjectReplacements/Object 7" xlink:type="simple" xlink:show="embed" xlink:actuate="onLoad"/>
              </draw:frame>
              <draw:frame draw:style-name="gr4" draw:text-style-name="P2" draw:layer="layout" svg:width="2.335cm" svg:height="0.721cm" svg:x="5.546cm" svg:y="13.285cm">
                <draw:text-box>
                  <text:p><text:span text:style-name="T1">class_docs</text:span></text:p>
                </draw:text-box>
              </draw:frame>
            </draw:g>
          </draw:g>
          <draw:g>
            <draw:frame draw:style-name="gr6" draw:layer="layout" svg:width="6.985cm" svg:height="0.765cm" svg:x="3.81cm" svg:y="15.863cm">
              <draw:text-box>
                <text:p>map&lt;<text:span text:style-name="T1">C</text:span><text:span text:style-name="T4">i</text:span><text:span text:style-name="T5"> name, <text:s text:c="2"/>&gt; </text:span><text:span text:style-name="T1">class_cat_doc_list</text:span></text:p>
              </draw:text-box>
            </draw:frame>
            <draw:custom-shape draw:style-name="substructure" draw:layer="layout" svg:width="6.733cm" svg:height="0.899cm" svg:x="3.81cm" svg:y="15.796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6.679cm" svg:y1="14.055cm" svg:x2="6.679cm" svg:y2="16.241cm">
            <text:p/>
          </draw:line>
          <draw:g>
            <draw:frame draw:style-name="gr7" draw:layer="layout" svg:width="2.373cm" svg:height="0.721cm" svg:x="9.092cm" svg:y="17.328cm">
              <draw:text-box>
                <text:p>pair&lt; <text:s text:c="2"/>, <text:s text:c="2"/>&gt;</text:p>
              </draw:text-box>
            </draw:frame>
            <draw:custom-shape draw:style-name="substructure" draw:layer="layout" svg:width="2.329cm" svg:height="0.916cm" svg:x="9.114cm" svg:y="1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connector_5f_substructure" draw:layer="layout" svg:x1="10.46cm" svg:y1="16.695cm" svg:x2="10.46cm" svg:y2="17.81cm">
            <text:p/>
          </draw:line>
          <draw:line draw:style-name="connector_5f_substructure" draw:layer="layout" svg:x1="10.86cm" svg:y1="15.325cm" svg:x2="10.86cm" svg:y2="17.811cm">
            <text:p/>
          </draw:line>
          <draw:g>
            <draw:frame draw:style-name="gr7" draw:layer="layout" svg:width="2.512cm" svg:height="0.721cm" svg:x="3.81cm" svg:y="17.998cm">
              <draw:text-box>
                <text:p>pair&lt; <text:s text:c="2"/>, <text:span text:style-name="T1">M</text:span>&gt;</text:p>
              </draw:text-box>
            </draw:frame>
            <draw:custom-shape draw:style-name="substructure" draw:layer="layout" svg:width="2.329cm" svg:height="0.916cm" svg:x="3.902cm" svg:y="17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connector_5f_half_5f_down_5f_pointer" draw:layer="layout" svg:x1="4.999cm" svg:y1="13.481cm" svg:x2="4.999cm" svg:y2="10.539cm">
              <text:p/>
            </draw:line>
            <draw:line draw:style-name="connector_5f_half_5f_pointer" draw:layer="layout" svg:x1="4.999cm" svg:y1="10.539cm" svg:x2="7.29cm" svg:y2="10.539cm">
              <text:p/>
            </draw:line>
          </draw:g>
          <draw:g>
            <draw:line draw:style-name="connector_5f_half_5f_pointer" draw:layer="layout" svg:x1="5.398cm" svg:y1="11.251cm" svg:x2="7.191cm" svg:y2="11.251cm">
              <text:p/>
            </draw:line>
            <draw:line draw:style-name="gr2" draw:text-style-name="P1" draw:layer="layout" svg:x1="5.398cm" svg:y1="12.894cm" svg:x2="5.398cm" svg:y2="11.251cm">
              <text:p/>
            </draw:line>
            <draw:line draw:style-name="gr2" draw:text-style-name="P1" draw:layer="layout" svg:x1="8.734cm" svg:y1="12.894cm" svg:x2="5.398cm" svg:y2="12.894cm">
              <text:p/>
            </draw:line>
            <draw:line draw:style-name="connector_5f_half_5f_down_5f_pointer" draw:layer="layout" svg:x1="8.734cm" svg:y1="14.688cm" svg:x2="8.734cm" svg:y2="12.894cm">
              <text:p/>
            </draw:line>
          </draw:g>
          <draw:g>
            <draw:line draw:style-name="connector_5f_down_5f_substructure" draw:layer="layout" svg:x1="9.114cm" svg:y1="17.698cm" svg:x2="5.136cm" svg:y2="17.698cm">
              <text:p/>
            </draw:line>
            <draw:line draw:style-name="connector_5f_substructure" draw:layer="layout" svg:x1="5.136cm" svg:y1="17.698cm" svg:x2="5.136cm" svg:y2="18.421cm">
              <text:p/>
            </draw:line>
          </draw:g>
          <draw:g>
            <draw:frame draw:style-name="gr4" draw:layer="layout" svg:width="7.864cm" svg:height="0.721cm" svg:x="3.81cm" svg:y="19.222cm">
              <draw:text-box>
                <text:p>pair&lt; <text:s text:c="2"/>, <text:s text:c="2"/>&gt; <text:span text:style-name="T1">class_W_construction_material</text:span></text:p>
              </draw:text-box>
            </draw:frame>
            <draw:custom-shape draw:style-name="substructure" draw:layer="layout" svg:width="7.858cm" svg:height="0.916cm" svg:x="3.813cm" svg:y="19.124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5.173cm" svg:y1="18.814cm" svg:x2="5.173cm" svg:y2="19.634cm">
            <text:p/>
          </draw:line>
          <draw:g>
            <draw:g>
              <draw:g>
                <draw:g>
                  <draw:path draw:style-name="gr1" draw:text-style-name="P1" draw:layer="layout" svg:width="1.269cm" svg:height="1.904cm" svg:x="5.446cm" svg:y="20.714cm" svg:viewBox="0 0 1270 1905" svg:d="m0 0v1905zm1270-1905v1905zm-1270 0h1270z">
                    <text:p/>
                  </draw:path>
                  <draw:line draw:style-name="gr2" draw:text-style-name="P1" draw:layer="layout" svg:x1="5.446cm" svg:y1="21.984cm" svg:x2="6.716cm" svg:y2="21.984cm">
                    <text:p/>
                  </draw:line>
                  <draw:line draw:style-name="gr2" draw:text-style-name="P1" draw:layer="layout" svg:x1="5.446cm" svg:y1="21.349cm" svg:x2="6.716cm" svg:y2="21.349cm">
                    <text:p/>
                  </draw:line>
                </draw:g>
                <draw:custom-shape draw:style-name="gr3" draw:text-style-name="P1" draw:layer="layout" svg:width="0.227cm" svg:height="0.635cm" svg:x="6.816cm" svg:y="21.349cm">
                  <text:p/>
  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right $1" draw:handle-range-y-minimum="0" draw:handle-range-y-maximum="21600"/>
                  </draw:enhanced-geometry>
                </draw:custom-shape>
                <draw:g>
                  <draw:frame draw:style-name="gr4" draw:layer="layout" svg:width="8.245cm" svg:height="0.765cm" svg:x="6.976cm" svg:y="21.241cm">
                    <draw:text-box>
                      <text:p>pair&lt;<text:span text:style-name="T1">C</text:span><text:span text:style-name="T4">i</text:span> name, <text:s text:c="2"/>&gt; <text:span text:style-name="T1">class_cat_profile_list_entry</text:span></text:p>
                    </draw:text-box>
                  </draw:frame>
                </draw:g>
                <draw:custom-shape draw:style-name="gr3" draw:text-style-name="P1" draw:layer="layout" svg:width="0.227cm" svg:height="1.27cm" draw:transform="rotate (-1.57079632679579) translate (6.716cm 22.69cm)">
                  <text:p/>
  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right $1" draw:handle-range-y-minimum="0" draw:handle-range-y-maximum="21600"/>
                  </draw:enhanced-geometry>
                </draw:custom-shape>
              </draw:g>
              <draw:frame draw:style-name="gr4" draw:text-style-name="P2" draw:layer="layout" svg:width="4.134cm" svg:height="0.721cm" svg:x="4.014cm" svg:y="22.784cm">
                <draw:text-box>
                  <text:p><text:span text:style-name="T1">class_cat_profile_list</text:span></text:p>
                </draw:text-box>
              </draw:frame>
            </draw:g>
            <draw:custom-shape draw:style-name="substructure" draw:layer="layout" svg:width="11.615cm" svg:height="3.598cm" svg:x="3.81cm" svg:y="20.31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5.574cm" svg:y1="20.299cm" svg:x2="5.574cm" svg:y2="19.56cm">
            <text:p/>
          </draw:line>
          <draw:line draw:style-name="connector_5f_substructure" draw:layer="layout" svg:x1="9.785cm" svg:y1="24.207cm" svg:x2="9.785cm" svg:y2="21.621cm">
            <text:p/>
          </draw:line>
          <draw:line draw:style-name="connector_5f_substructure" draw:layer="layout" svg:x1="5.537cm" svg:y1="26.745cm" svg:x2="5.537cm" svg:y2="26.003cm">
            <text:p/>
          </draw:line>
          <draw:line draw:style-name="connector_5f_substructure" draw:layer="layout" svg:x1="8.449cm" svg:y1="25.538cm" svg:x2="8.449cm" svg:y2="24.611cm">
            <text:p/>
          </draw:line>
          <draw:g>
            <draw:line draw:style-name="connector_5f_substructure" draw:layer="layout" svg:x1="8.849cm" svg:y1="25.308cm" svg:x2="8.849cm" svg:y2="24.612cm">
              <text:p/>
            </draw:line>
            <draw:line draw:style-name="connector_5f_middle" draw:layer="layout" svg:x1="15.187cm" svg:y1="25.308cm" svg:x2="8.861cm" svg:y2="25.308cm">
              <text:p/>
            </draw:line>
            <draw:line draw:style-name="connector_5f_down_5f_substructure" draw:layer="layout" svg:x1="15.187cm" svg:y1="25.512cm" svg:x2="15.187cm" svg:y2="25.313cm">
              <text:p/>
            </draw:line>
          </draw:g>
          <draw:frame draw:style-name="gr4" draw:layer="layout" svg:width="4.291cm" svg:height="0.721cm" svg:x="13.834cm" svg:y="18.016cm">
            <draw:text-box>
              <text:p>pair&lt; <text:s text:c="2"/>, <text:s text:c="2"/>&gt; <text:span text:style-name="T1">class_data</text:span></text:p>
            </draw:text-box>
          </draw:frame>
          <draw:polygon draw:style-name="substructure" draw:layer="layout" svg:width="7.54cm" svg:height="3.597cm" svg:x="10.848cm" svg:y="9.822cm" svg:viewBox="0 0 7541 3598" draw:points="0,3598 7541,3598 7541,0 2778,0 2778,2249 0,2249">
            <text:p/>
          </draw:polygon>
          <draw:g>
            <draw:line draw:style-name="connector_5f_middle" draw:layer="layout" svg:x1="15.769cm" svg:y1="13.42cm" svg:x2="15.769cm" svg:y2="16.569cm">
              <text:p/>
            </draw:line>
            <draw:line draw:style-name="connector_5f_substructure" draw:layer="layout" svg:x1="15.156cm" svg:y1="16.569cm" svg:x2="15.156cm" svg:y2="18.438cm">
              <text:p/>
            </draw:line>
            <draw:line draw:style-name="connector_5f_middle" draw:layer="layout" svg:x1="15.769cm" svg:y1="16.569cm" svg:x2="15.156cm" svg:y2="16.569cm">
              <text:p/>
            </draw:line>
          </draw:g>
          <draw:line draw:style-name="connector_5f_substructure" draw:layer="layout" svg:x1="15.557cm" svg:y1="19.549cm" svg:x2="15.557cm" svg:y2="18.362cm">
            <text:p/>
          </draw:line>
          <draw:line draw:style-name="gr2" draw:text-style-name="P1" draw:layer="layout" svg:x1="11.67cm" svg:y1="19.549cm" svg:x2="15.557cm" svg:y2="19.549cm">
            <text:p/>
          </draw:line>
          <draw:frame draw:style-name="gr4" draw:layer="layout" svg:width="6.687cm" svg:height="0.721cm" svg:x="8.583cm" svg:y="8.88cm">
            <draw:text-box>
              <text:p>map<text:span text:style-name="T1">&lt;d</text:span><text:span text:style-name="T5"> name, <text:s text:c="2"/></text:span><text:span text:style-name="T1">&gt; class_doc_cat_list</text:span></text:p>
            </draw:text-box>
          </draw:frame>
          <draw:g>
            <draw:frame draw:style-name="gr4" draw:layer="layout" svg:width="5.933cm" svg:height="0.765cm" svg:x="11.932cm" svg:y="7.927cm">
              <draw:text-box>
                <text:p>set<text:span text:style-name="T1">&lt;C</text:span><text:span text:style-name="T4">i</text:span><text:span text:style-name="T5"> name&gt; </text:span><text:span text:style-name="T1">class_set_of_cats</text:span></text:p>
              </draw:text-box>
            </draw:frame>
            <draw:custom-shape draw:style-name="substructure" draw:layer="layout" svg:width="5.868cm" svg:height="0.931cm" svg:x="11.964cm" svg:y="7.84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connector_5f_substructure" draw:layer="layout" svg:x1="11.339cm" svg:y1="8.296cm" svg:x2="11.339cm" svg:y2="9.281cm">
              <text:p/>
            </draw:line>
            <draw:line draw:style-name="connector_5f_middle" draw:layer="layout" svg:x1="11.964cm" svg:y1="8.296cm" svg:x2="11.339cm" svg:y2="8.296cm">
              <text:p/>
            </draw:line>
          </draw:g>
          <draw:line draw:style-name="connector_5f_pointer" draw:layer="layout" svg:x1="10.511cm" svg:y1="10.282cm" svg:x2="10.511cm" svg:y2="9.444cm">
            <text:p/>
          </draw:line>
        </draw:g>
        <draw:g>
          <draw:frame draw:style-name="gr8" draw:layer="layout" svg:width="14.278cm" svg:height="3.579cm" svg:x="3.992cm" svg:y="3.99cm">
            <draw:text-box>
              <text:p><text:span text:style-name="T6">Legend</text:span></text:p>
              <text:p>xxx&lt;...&gt;<text:tab/>means C++ parametrized data structure type</text:p>
              <text:p><text:span text:style-name="T1">italicized</text:span><text:span text:style-name="T1"><text:tab/></text:span><text:span text:style-name="T5">means custom data structure type derived from C++ data structure type</text:span></text:p>
              <text:p text:style-name="P4"><text:span text:style-name="T5"><text:tab/></text:span><text:span text:style-name="T5">means sub-data-structure type</text:span></text:p>
              <text:p text:style-name="P5"><text:span text:style-name="T1">a</text:span><text:span text:style-name="T5"> <text:s text:c="10"/></text:span><text:span text:style-name="T1">b</text:span><text:span text:style-name="T1"><text:tab/></text:span><text:span text:style-name="T5">means that </text:span><text:span text:style-name="T1">a</text:span><text:span text:style-name="T5"> contains </text:span><text:span text:style-name="T1">b</text:span></text:p>
              <text:p><text:span text:style-name="T1">a</text:span><text:span text:style-name="T5"> <text:s text:c="10"/></text:span><text:span text:style-name="T1">b</text:span><text:span text:style-name="T1"><text:tab/></text:span><text:span text:style-name="T5">means that </text:span><text:span text:style-name="T1">a</text:span><text:span text:style-name="T5"> is pointed by </text:span><text:span text:style-name="T1">b</text:span></text:p>
            </draw:text-box>
          </draw:frame>
          <draw:custom-shape draw:style-name="substructure" draw:layer="layout" svg:width="1.403cm" svg:height="0.503cm" svg:x="4.339cm" svg:y="5.821cm">
            <text:p/>
            <draw:enhanced-geometry svg:viewBox="0 0 21600 21600" draw:type="rectangle" draw:enhanced-path="M 0 0 L 21600 0 21600 21600 0 21600 0 0 Z N"/>
          </draw:custom-shape>
          <draw:line draw:style-name="connector_5f_substructure" draw:layer="layout" svg:x1="5.499cm" svg:y1="6.764cm" svg:x2="4.509cm" svg:y2="6.764cm">
            <text:p/>
          </draw:line>
          <draw:line draw:style-name="connector_5f_pointer" draw:layer="layout" svg:x1="5.499cm" svg:y1="7.22cm" svg:x2="4.509cm" svg:y2="7.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draw:fill="none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erif'" style:font-style-name="Regular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structure" style:family="graphic" style:parent-style-name="standard">
      <style:graphic-properties draw:stroke="dash" draw:stroke-dash="Ultrafine_20_Dashed" svg:stroke-width="0.025cm" draw:marker-start-width="0.33cm" draw:marker-end-width="0.33cm" draw:textarea-horizontal-align="justify" draw:textarea-vertical-align="middle" draw:auto-grow-height="false"/>
      <style:paragraph-properties fo:text-align="center"/>
    </style:style>
    <style:style style:name="connector_5f_substructure" style:display-name="connector_substructure" style:family="graphic" style:parent-style-name="standard">
      <style:graphic-properties draw:marker-end="Arrow" draw:marker-end-width="0.127cm" draw:textarea-horizontal-align="center"/>
      <style:paragraph-properties fo:text-align="center"/>
    </style:style>
    <style:style style:name="connector_5f_pointer" style:display-name="connector_pointer" style:family="graphic" style:parent-style-name="standard">
      <style:graphic-properties draw:marker-start="Arrowheads_20_1" draw:marker-start-width="0.127cm" draw:marker-end="Arrow" draw:marker-end-width="0.127cm" draw:textarea-horizontal-align="center"/>
      <style:paragraph-properties fo:text-align="center"/>
    </style:style>
    <style:style style:name="connector_5f_half_5f_pointer" style:display-name="connector_half_pointer" style:family="graphic" style:parent-style-name="connector_5f_pointer">
      <style:graphic-properties draw:marker-end-width="0.127cm"/>
    </style:style>
    <style:style style:name="connector_5f_half_5f_down_5f_pointer" style:display-name="connector_half_down_pointer" style:family="graphic" style:parent-style-name="standard">
      <style:graphic-properties draw:marker-start="Circle" draw:marker-start-width="0.127cm" draw:marker-end-width="0.3cm" draw:textarea-horizontal-align="center"/>
      <style:paragraph-properties fo:text-align="center"/>
    </style:style>
    <style:style style:name="connector_5f_down_5f_substructure" style:display-name="connector_down_substructure" style:family="graphic" style:parent-style-name="connector_5f_substructure"/>
    <style:style style:name="connector_5f_middle" style:display-name="connector_middle" style:family="graphic" style:parent-style-name="standard">
      <style:graphic-properties draw:textarea-horizontal-align="center"/>
      <style:paragraph-properties fo:text-align="center"/>
    </style:style>
    <style:style style:name="text_5f_legend" style:display-name="text_legend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>
        <style:tab-stops>
          <style:tab-stop style:position="1.753cm"/>
        </style:tab-stops>
      </style:paragraph-properties>
    </style:style>
  </office:styles>
  <office:automatic-styles>
    <style:page-layout style:name="PM0">
      <style:page-layout-properties fo:margin-top="3.81cm" fo:margin-bottom="1.27cm" fo:margin-left="3.81cm" fo:margin-right="2.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deus Prastowo</meta:initial-creator>
    <meta:creation-date>2011-03-23T22:06:26</meta:creation-date>
    <dc:date>2011-03-25T12:50:13</dc:date>
    <dc:creator>Tadeus Prastowo</dc:creator>
    <meta:editing-duration>PT38H23M51S</meta:editing-duration>
    <meta:editing-cycles>61</meta:editing-cycles>
    <meta:generator>OpenOffice.org/3.2$Linux OpenOffice.org_project/320m19$Build-9505</meta:generator>
    <meta:document-statistic meta:object-count="124"/>
  </office:meta>
</office:document-meta>
</file>

<file path=Object 1/content.xml><?xml version="1.0" encoding="utf-8"?>
<math xmlns="http://www.w3.org/1998/Math/MathML">
  <semantics>
    <msup>
      <mover accent="true">
        <mi>w</mi>
        <mo stretchy="false">→</mo>
      </mover>
      <mi>d</mi>
    </msup>
    <annotation encoding="StarMath 5.0">{vec w}^d</annotation>
  </semantics>
</math>
</file>

<file path=Object 2/content.xml><?xml version="1.0" encoding="utf-8"?>
<math xmlns="http://www.w3.org/1998/Math/MathML">
  <semantics>
    <mrow>
      <mtext>map&lt;*</mtext>
      <msup>
        <mover accent="true">
          <mi>w</mi>
          <mo stretchy="false">→</mo>
        </mover>
        <msup>
          <mi>d</mi>
          <mtext>*</mtext>
        </msup>
      </msup>
      <mtext>, </mtext>
      <mrow>
        <mi stretchy="false" mathvariant="normal">∣</mi>
        <mrow>
          <mi mathvariant="italic">GS</mi>
          <mrow>
            <mo stretchy="false">(</mo>
            <msup>
              <mi>d</mi>
              <mtext>*</mtext>
            </msup>
            <mo stretchy="false">)</mo>
          </mrow>
        </mrow>
        <mi stretchy="false" mathvariant="normal">∣</mi>
      </mrow>
      <mtext>&gt;</mtext>
    </mrow>
    <annotation encoding="StarMath 5.0">"map&lt;*"{vec w}^{d^"*"}", "lline GS(d^"*") rline"&gt;"</annotation>
  </semantics>
</math>
</file>

<file path=Object 3/content.xml><?xml version="1.0" encoding="utf-8"?>
<math xmlns="http://www.w3.org/1998/Math/MathML">
  <semantics>
    <mrow>
      <mi stretchy="false" mathvariant="normal">∣</mi>
      <msub>
        <mi>C</mi>
        <mi>i</mi>
      </msub>
      <mi stretchy="false" mathvariant="normal">∣</mi>
    </mrow>
    <annotation encoding="StarMath 5.0">lline C_i rline</annotation>
  </semantics>
</math>
</file>

<file path=Object 4/content.xml><?xml version="1.0" encoding="utf-8"?>
<math xmlns="http://www.w3.org/1998/Math/MathML">
  <semantics>
    <mover accent="true">
      <mi>W</mi>
      <mo stretchy="false">→</mo>
    </mover>
    <annotation encoding="StarMath 5.0">vec W</annotation>
  </semantics>
</math>
</file>

<file path=Object 5/content.xml><?xml version="1.0" encoding="utf-8"?>
<math xmlns="http://www.w3.org/1998/Math/MathML">
  <semantics>
    <mrow>
      <munder>
        <mi mathvariant="normal">∑</mi>
        <mrow>
          <mi>d</mi>
          <mi mathvariant="normal">∈</mi>
          <msub>
            <mi>C</mi>
            <mi>i</mi>
          </msub>
        </mrow>
      </munder>
      <msup>
        <mover accent="true">
          <mi>w</mi>
          <mo stretchy="false">→</mo>
        </mover>
        <mi>d</mi>
      </msup>
    </mrow>
    <annotation encoding="StarMath 5.0">sum from {d in C_i} {{vec w}^d}</annotation>
  </semantics>
</math>
</file>

<file path=Object 6/content.xml><?xml version="1.0" encoding="utf-8"?>
<math xmlns="http://www.w3.org/1998/Math/MathML">
  <semantics>
    <mrow>
      <munder>
        <mi mathvariant="normal">∑</mi>
        <mtable>
          <mtr>
            <mtd>
              <mrow>
                <msup>
                  <mi>d</mi>
                  <mtext>*</mtext>
                </msup>
                <mi mathvariant="normal">∈</mi>
                <msub>
                  <mi>C</mi>
                  <mi>i</mi>
                </msub>
              </mrow>
            </mtd>
          </mtr>
          <mtr>
            <mtd>
              <mrow>
                <mi mathvariant="italic">GS</mi>
                <mrow>
                  <mrow>
                    <mo stretchy="false">(</mo>
                    <msup>
                      <mi>d</mi>
                      <mtext>*</mtext>
                    </msup>
                    <mo stretchy="false">)</mo>
                  </mrow>
                  <mo stretchy="false">&gt;</mo>
                  <mn>1</mn>
                </mrow>
              </mrow>
            </mtd>
          </mtr>
        </mtable>
      </munder>
      <mrow>
        <mrow>
          <mo stretchy="false">(</mo>
          <mrow>
            <mrow>
              <mi stretchy="false" mathvariant="normal">∣</mi>
              <mrow>
                <mi mathvariant="italic">GS</mi>
                <mrow>
                  <mo stretchy="false">(</mo>
                  <msup>
                    <mi>d</mi>
                    <mtext>*</mtext>
                  </msup>
                  <mo stretchy="false">)</mo>
                </mrow>
              </mrow>
              <mi stretchy="false" mathvariant="normal">∣</mi>
            </mrow>
            <mi mathvariant="normal">−</mi>
            <mn>1</mn>
          </mrow>
          <mo stretchy="false">)</mo>
        </mrow>
        <msup>
          <mover accent="true">
            <mi>w</mi>
            <mo stretchy="false">→</mo>
          </mover>
          <msup>
            <mi>d</mi>
            <mtext>*</mtext>
          </msup>
        </msup>
      </mrow>
    </mrow>
    <annotation encoding="StarMath 5.0">sum from {stack{d^"*" in C_i # GS(d^"*") &gt; 1}} {(lline GS(d^"*") rline - 1) {vec w}^{d^"*"}}</annotation>
  </semantics>
</math>
</file>

<file path=Object 7/content.xml><?xml version="1.0" encoding="utf-8"?>
<math xmlns="http://www.w3.org/1998/Math/MathML">
  <semantics>
    <mrow>
      <mtext>set&lt;*</mtext>
      <msup>
        <mover accent="true">
          <mi>w</mi>
          <mo stretchy="false">→</mo>
        </mover>
        <mi>d</mi>
      </msup>
      <mtext>&gt;</mtext>
    </mrow>
    <annotation encoding="StarMath 5.0">"set&lt;*"{vec w}^d"&gt;"</annotation>
  </semantics>
</math>
</file>